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rsid="0027f4b0" officeooo:paragraph-rsid="002c5070" style:font-name-asian="Times New Roman1" style:font-name-complex="Times New Roman1"/>
    </style:style>
    <style:style style:name="P4" style:family="paragraph" style:parent-style-name="Lehetőségek">
      <style:text-properties officeooo:paragraph-rsid="001be290"/>
    </style:style>
    <style:style style:name="P5" style:family="paragraph" style:parent-style-name="Lehetőségek">
      <style:text-properties officeooo:paragraph-rsid="001ef9c7"/>
    </style:style>
    <style:style style:name="P6" style:family="paragraph" style:parent-style-name="Lehetőségek">
      <style:text-properties officeooo:paragraph-rsid="002216d3"/>
    </style:style>
    <style:style style:name="P7" style:family="paragraph" style:parent-style-name="Lehetőségek">
      <style:text-properties officeooo:paragraph-rsid="00233db1"/>
    </style:style>
    <style:style style:name="P8" style:family="paragraph" style:parent-style-name="Lehetőségek">
      <style:text-properties officeooo:paragraph-rsid="00266485"/>
    </style:style>
    <style:style style:name="P9" style:family="paragraph" style:parent-style-name="Lehetőségek">
      <style:text-properties officeooo:paragraph-rsid="002c5070"/>
    </style:style>
    <style:style style:name="P10" style:family="paragraph" style:parent-style-name="Lehetőségek">
      <style:text-properties officeooo:rsid="001be290" officeooo:paragraph-rsid="002e2620"/>
    </style:style>
    <style:style style:name="P11" style:family="paragraph" style:parent-style-name="Kérdések">
      <style:text-properties style:font-name="Linux Libertine G" style:font-name-asian="Times New Roman1" style:font-name-complex="Times New Roman1"/>
    </style:style>
    <style:style style:name="P12" style:family="paragraph" style:parent-style-name="Kérdések">
      <style:text-properties officeooo:rsid="001be290"/>
    </style:style>
    <style:style style:name="P13" style:family="paragraph" style:parent-style-name="Kérdések">
      <style:text-properties officeooo:rsid="001be290" officeooo:paragraph-rsid="001ef9c7"/>
    </style:style>
    <style:style style:name="P14" style:family="paragraph" style:parent-style-name="Kérdések">
      <style:text-properties officeooo:rsid="001be290" officeooo:paragraph-rsid="00208713"/>
    </style:style>
    <style:style style:name="P15" style:family="paragraph" style:parent-style-name="Kérdések">
      <style:text-properties officeooo:rsid="001be290" officeooo:paragraph-rsid="001be290"/>
    </style:style>
    <style:style style:name="P16" style:family="paragraph" style:parent-style-name="Kérdések">
      <style:text-properties officeooo:rsid="001be290" officeooo:paragraph-rsid="00233db1"/>
    </style:style>
    <style:style style:name="P17" style:family="paragraph" style:parent-style-name="Kérdések">
      <style:text-properties style:font-name="Liberation Sans1" officeooo:rsid="00266485" officeooo:paragraph-rsid="00266485" style:font-name-asian="Times New Roman1" style:font-name-complex="Times New Roman1"/>
    </style:style>
    <style:style style:name="P18" style:family="paragraph" style:parent-style-name="Kérdések">
      <style:text-properties style:font-name="Liberation Sans1" officeooo:rsid="0027f4b0" officeooo:paragraph-rsid="0027f4b0" style:font-name-asian="Times New Roman1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21" style:family="paragraph" style:parent-style-name="Tabulátoros">
      <style:text-properties style:font-name="Linux Libertine G" officeooo:paragraph-rsid="00199d73"/>
    </style:style>
    <style:style style:name="P22" style:family="paragraph" style:parent-style-name="Tabulátoros">
      <style:text-properties style:font-name="Linux Libertine G" officeooo:paragraph-rsid="0015e47a"/>
    </style:style>
    <style:style style:name="P23" style:family="paragraph" style:parent-style-name="Tabulátoros">
      <style:text-properties style:font-name="Linux Libertine G" style:font-name-asian="Times New Roman1" style:font-name-complex="Times New Roman1"/>
    </style:style>
    <style:style style:name="P24" style:family="paragraph" style:parent-style-name="Tabulátoros">
      <style:text-properties style:font-name="Linux Libertine G" officeooo:rsid="00199d73" officeooo:paragraph-rsid="00199d73"/>
    </style:style>
    <style:style style:name="P25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26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27" style:family="paragraph" style:parent-style-name="Tabulátoros">
      <style:text-properties style:font-name="Linux Libertine G" officeooo:paragraph-rsid="00199d73"/>
    </style:style>
    <style:style style:name="P28" style:family="paragraph" style:parent-style-name="Lehetőségek">
      <style:text-properties style:font-name="Liberation Sans1" officeooo:rsid="002c5070" officeooo:paragraph-rsid="002e9c62" style:font-name-asian="Times New Roman1" style:font-name-complex="Times New Roman1"/>
    </style:style>
    <style:style style:name="P29" style:family="paragraph" style:parent-style-name="Lehetőségek">
      <style:text-properties style:font-name="Liberation Sans1" officeooo:rsid="002c5070" officeooo:paragraph-rsid="0034d99f" style:font-name-asian="Times New Roman1" style:font-name-complex="Times New Roman1"/>
    </style:style>
    <style:style style:name="P30" style:family="paragraph" style:parent-style-name="Lehetőségek">
      <style:text-properties style:font-name="Liberation Sans1" officeooo:rsid="002c5070" officeooo:paragraph-rsid="0034e501" style:font-name-asian="Times New Roman1" style:font-name-complex="Times New Roman1"/>
    </style:style>
    <style:style style:name="P31" style:family="paragraph" style:parent-style-name="Lehetőségek">
      <style:text-properties style:font-name="Liberation Sans1" officeooo:rsid="002c5070" officeooo:paragraph-rsid="00350eaa" style:font-name-asian="Times New Roman1" style:font-name-complex="Times New Roman1"/>
    </style:style>
    <style:style style:name="P32" style:family="paragraph" style:parent-style-name="Lehetőségek">
      <style:text-properties style:font-name="Liberation Sans1" officeooo:rsid="002c5070" officeooo:paragraph-rsid="00361662" style:font-name-asian="Times New Roman1" style:font-name-complex="Times New Roman1"/>
    </style:style>
    <style:style style:name="P33" style:family="paragraph" style:parent-style-name="Lehetőségek">
      <style:text-properties officeooo:paragraph-rsid="00300d74"/>
    </style:style>
    <style:style style:name="P34" style:family="paragraph" style:parent-style-name="Lehetőségek">
      <style:text-properties officeooo:paragraph-rsid="0031c9d0"/>
    </style:style>
    <style:style style:name="P35" style:family="paragraph" style:parent-style-name="Lehetőségek">
      <style:text-properties officeooo:paragraph-rsid="003817ed"/>
    </style:style>
    <style:style style:name="P36" style:family="paragraph" style:parent-style-name="Kérdések">
      <style:text-properties officeooo:rsid="002e2620" officeooo:paragraph-rsid="002e2620"/>
    </style:style>
    <style:style style:name="P37" style:family="paragraph" style:parent-style-name="Kérdések">
      <style:text-properties style:font-name="Liberation Sans1" officeooo:rsid="002c5070" officeooo:paragraph-rsid="002e9c62" style:font-name-asian="Times New Roman1" style:font-name-complex="Times New Roman1"/>
    </style:style>
    <style:style style:name="P38" style:family="paragraph" style:parent-style-name="Kérdések">
      <style:text-properties style:font-name="Liberation Sans1" officeooo:rsid="002c5070" officeooo:paragraph-rsid="003378d3" style:font-name-asian="Times New Roman1" style:font-name-complex="Times New Roman1"/>
    </style:style>
    <style:style style:name="P39" style:family="paragraph" style:parent-style-name="Kérdések">
      <style:text-properties style:font-name="Liberation Sans1" officeooo:rsid="002c5070" officeooo:paragraph-rsid="0034e501" style:font-name-asian="Times New Roman1" style:font-name-complex="Times New Roman1"/>
    </style:style>
    <style:style style:name="P40" style:family="paragraph" style:parent-style-name="Kérdések">
      <style:text-properties style:font-name="Liberation Sans1" officeooo:rsid="002c5070" officeooo:paragraph-rsid="00350eaa" style:font-name-asian="Times New Roman1" style:font-name-complex="Times New Roman1"/>
    </style:style>
    <style:style style:name="P41" style:family="paragraph" style:parent-style-name="Kérdések">
      <style:text-properties style:font-name="Liberation Sans1" officeooo:rsid="002c5070" officeooo:paragraph-rsid="00361662" style:font-name-asian="Times New Roman1" style:font-name-complex="Times New Roman1"/>
    </style:style>
    <style:style style:name="P42" style:family="paragraph" style:parent-style-name="Kérdések">
      <style:text-properties officeooo:paragraph-rsid="00300d74"/>
    </style:style>
    <style:style style:name="P43" style:family="paragraph" style:parent-style-name="Kérdések">
      <style:text-properties officeooo:paragraph-rsid="0031c9d0"/>
    </style:style>
    <style:style style:name="P44" style:family="paragraph" style:parent-style-name="Kérdések">
      <style:text-properties officeooo:paragraph-rsid="003817ed"/>
    </style:style>
    <style:style style:name="T1" style:family="text">
      <style:text-properties style:text-underline-style="none"/>
    </style:style>
    <style:style style:name="T2" style:family="text">
      <style:text-properties style:font-name="Liberation Sans1" style:font-name-asian="Times New Roman1" style:font-name-complex="Times New Roman1"/>
    </style:style>
    <style:style style:name="T3" style:family="text">
      <style:text-properties style:font-name="Liberation Sans1" officeooo:rsid="001be290" style:font-name-asian="Times New Roman1" style:font-name-complex="Times New Roman1"/>
    </style:style>
    <style:style style:name="T4" style:family="text">
      <style:text-properties style:font-name="Liberation Sans1" officeooo:rsid="001eedc3" style:font-name-asian="Times New Roman1" style:font-name-complex="Times New Roman1"/>
    </style:style>
    <style:style style:name="T5" style:family="text">
      <style:text-properties style:font-name="Liberation Sans1" officeooo:rsid="002216d3" style:font-name-asian="Times New Roman1" style:font-name-complex="Times New Roman1"/>
    </style:style>
    <style:style style:name="T6" style:family="text">
      <style:text-properties style:font-name="Liberation Sans1" officeooo:rsid="00266485" style:font-name-asian="Times New Roman1" style:font-name-complex="Times New Roman1"/>
    </style:style>
    <style:style style:name="T7" style:family="text">
      <style:text-properties style:font-name="Liberation Sans1" officeooo:rsid="00269d6a" style:font-name-asian="Times New Roman1" style:font-name-complex="Times New Roman1"/>
    </style:style>
    <style:style style:name="T8" style:family="text">
      <style:text-properties style:font-name="Liberation Sans1" officeooo:rsid="00300d74" style:font-name-asian="Times New Roman1" style:font-name-complex="Times New Roman1"/>
    </style:style>
    <style:style style:name="T9" style:family="text">
      <style:text-properties style:font-name="Liberation Sans1" officeooo:rsid="0031c9d0" style:font-name-asian="Times New Roman1" style:font-name-complex="Times New Roman1"/>
    </style:style>
    <style:style style:name="T10" style:family="text">
      <style:text-properties style:font-name="Liberation Sans1" officeooo:rsid="0038361a" style:font-name-asian="Times New Roman1" style:font-name-complex="Times New Roman1"/>
    </style:style>
    <style:style style:name="T11" style:family="text">
      <style:text-properties officeooo:rsid="0012c1ba"/>
    </style:style>
    <style:style style:name="T12" style:family="text">
      <style:text-properties officeooo:rsid="0015e47a"/>
    </style:style>
    <style:style style:name="T13" style:family="text">
      <style:text-properties officeooo:rsid="00199d7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9d73" style:font-weight-asian="bold" style:font-weight-complex="bold"/>
    </style:style>
    <style:style style:name="T16" style:family="text">
      <style:text-properties officeooo:rsid="001be290"/>
    </style:style>
    <style:style style:name="T17" style:family="text">
      <style:text-properties officeooo:rsid="001e9b0d"/>
    </style:style>
    <style:style style:name="T18" style:family="text">
      <style:text-properties officeooo:rsid="002c3902"/>
    </style:style>
    <style:style style:name="T19" style:family="text">
      <style:text-properties officeooo:rsid="002c5070"/>
    </style:style>
    <style:style style:name="T20" style:family="text">
      <style:text-properties officeooo:rsid="002e2620"/>
    </style:style>
    <style:style style:name="T21" style:family="text">
      <style:text-properties officeooo:rsid="002e9c62"/>
    </style:style>
    <style:style style:name="T22" style:family="text">
      <style:text-properties officeooo:rsid="00300d74"/>
    </style:style>
    <style:style style:name="T23" style:family="text">
      <style:text-properties officeooo:rsid="003378d3"/>
    </style:style>
    <style:style style:name="T24" style:family="text">
      <style:text-properties officeooo:rsid="0034d99f"/>
    </style:style>
    <style:style style:name="T25" style:family="text">
      <style:text-properties officeooo:rsid="0034e501"/>
    </style:style>
    <style:style style:name="T26" style:family="text">
      <style:text-properties officeooo:rsid="00350eaa"/>
    </style:style>
    <style:style style:name="T27" style:family="text">
      <style:text-properties officeooo:rsid="00361662"/>
    </style:style>
    <style:style style:name="T28" style:family="text">
      <style:text-properties officeooo:rsid="003817ed"/>
    </style:style>
    <style:style style:name="T29" style:family="text">
      <style:text-properties officeooo:rsid="00383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Fejlesztői QUIZ</text:title></text:p>
      <text:p text:style-name="P19">Néhol több helyes válasz is lehetséges</text:p>
      <text:p text:style-name="P13">Mi a minimális rendszerkövetelmény a Firefox OS számára?</text:p>
      <text:p text:style-name="P5"><text:span text:style-name="T3">□ </text:span><text:span text:style-name="T16">800 MHz, 4 GB RAM<text:line-break/></text:span><text:span text:style-name="T3">□ </text:span><text:span text:style-name="T16">2x1200 M</text:span><text:span text:style-name="T18">H</text:span><text:span text:style-name="T16">z, 640kb RAM<text:line-break/></text:span><text:span text:style-name="T3">□ </text:span><text:span text:style-name="T16">800 MHz, 256 MB RAM<text:line-break/></text:span><text:span text:style-name="T3">□ </text:span><text:span text:style-name="T16">1000 MHz, 512 MB RAM</text:span></text:p>
      <text:p text:style-name="P12">Hány féle jogosultsági kategóriára lehet osztani egy Firefox OS web alkalmazást?</text:p>
      <text:p text:style-name="Lehetőségek"><text:span text:style-name="T3">□ </text:span><text:span text:style-name="T16">3 féle: Hosted, Privileged, Certified<text:line-break/></text:span><text:span text:style-name="T3">□ </text:span><text:span text:style-name="T16">2 féle: Hosted, packaged<text:line-break/></text:span><text:span text:style-name="T3">□ </text:span><text:span text:style-name="T16">3 féle: Hosted, Privileged, Authorized<text:line-break/></text:span><text:span text:style-name="T3">□ </text:span><text:span text:style-name="T16">4 féle: Hosted, Privileged, Certified, Authorized</text:span></text:p>
      <text:p text:style-name="P12">Hogy hívják a Firefox OS alkalmazás leíró fájlt?</text:p>
      <text:p text:style-name="P4"><text:span text:style-name="T3">□ </text:span><text:span text:style-name="T16">manifest.appcache</text:span><text:span text:style-name="T5"><text:line-break/></text:span><text:span text:style-name="T3">□ </text:span><text:span text:style-name="T16">manifest.webapp<text:line-break/></text:span><text:span text:style-name="T3">□ </text:span><text:span text:style-name="T16">webapp.manifest<text:line-break/></text:span><text:span text:style-name="T3">□ </text:span><text:span text:style-name="T16">myapp.manifest</text:span></text:p>
      <text:p text:style-name="P12">Milyen technológiával lehet alkalmazást fejleszeni Firefox OS-re?</text:p>
      <text:p text:style-name="Lehetőségek"><text:span text:style-name="T3">□ </text:span><text:span text:style-name="T16">HTML, CSS és Java nyelvek használatával.<text:line-break/></text:span><text:span text:style-name="T3">□ </text:span><text:span text:style-name="T16">HTML5 technológiával, HTML, CSS és JavaScript nyelvek használatával.<text:line-break/></text:span><text:span text:style-name="T3">□ </text:span><text:span text:style-name="T16">Objective-C nyelven.<text:line-break/></text:span><text:span text:style-name="T3">□ </text:span><text:span text:style-name="T16">PHP szkriptekkel lehet HTML oldalakat generálni és ez lesz az alkalmazás.</text:span></text:p>
      <text:p text:style-name="P12">Hogy hívják azokat az API-kat amiket a Mozilla nyújtott be szabványosításra, hogy a web mobilon is nyílt és szabad maradhasson?</text:p>
      <text:p text:style-name="P6"><text:span text:style-name="T3">□ </text:span><text:span text:style-name="T16">Firefox OS API<text:line-break/></text:span><text:span text:style-name="T3">□ </text:span><text:span text:style-name="T16">Mobile WebAPI<text:line-break/></text:span><text:span text:style-name="T3">□ </text:span><text:span text:style-name="T16">Open WebAPI<text:line-break/></text:span><text:span text:style-name="T3">□ </text:span><text:span text:style-name="T16">Mozilla Mobile API</text:span></text:p>
      <text:p text:style-name="P14">Hányas verziónál tart jelenleg a hivatalos Firefox OS?</text:p>
      <text:p text:style-name="P4"><text:span text:style-name="T3">□ </text:span><text:span text:style-name="T16">2.4.5b<text:line-break/></text:span><text:span text:style-name="T3">□ </text:span><text:span text:style-name="T16">1.1.0.0<text:line-break/></text:span><text:span text:style-name="T3">□ </text:span><text:span text:style-name="T16">1.2.3.4.5.6.7.8.9<text:line-break/></text:span><text:span text:style-name="T3">□ </text:span><text:span text:style-name="T16">1.4.0.hd</text:span></text:p>
      <text:p text:style-name="P13">Hogyan érhető el a hardware egy Web App számára?</text:p>
      <text:p text:style-name="P6"><text:span text:style-name="T3">□ </text:span><text:span text:style-name="T16">A hardware.js beimportálásával korlátlan hozzáférést kapunk a telefonhoz.<text:line-break/></text:span><text:span text:style-name="T3">□ </text:span><text:span text:style-name="T16">Csakis és kizárólag a B2G rendszer process-en keresztül, a rendelkezésünkre álló Web API-kon keresztül.<text:line-break/></text:span><text:span text:style-name="T3">□ </text:span><text:span text:style-name="T16">A szolgáltatók tudják szabályozni, hogy egy alkalmazás mennyi mindent érjen a telefonon.<text:line-break/></text:span><text:span text:style-name="T3">□ </text:span><text:span text:style-name="T16">A manifest.webapp leíró fájl segítségével és a felhasználó engedélyével tetszőleges hardware elemhez hozzáférhetünk.</text:span></text:p>
      <text:p text:style-name="P15"><text:soft-page-break/>Milyen formátumú a Firefox OS telepítés leíró manifest.webapp fájl?</text:p>
      <text:p text:style-name="P4"><text:span text:style-name="T3">□ </text:span><text:span text:style-name="T16">bináris<text:line-break/></text:span><text:span text:style-name="T3">□ </text:span><text:span text:style-name="T16">szöveg alapú, JSON formátumú<text:line-break/></text:span><text:span text:style-name="T3">□ </text:span><text:span text:style-name="T16">szöveg alapú, XML formátumú<text:line-break/></text:span><text:span text:style-name="T3">□ </text:span><text:span text:style-name="T16">szöveg alapú, YAML formátumú</text:span></text:p>
      <text:p text:style-name="P36">Mi a funkciója a Mozilla közreműködéssel fejlesztett Servonak?</text:p>
      <text:p text:style-name="P10"><text:span text:style-name="T2">□ </text:span><text:span text:style-name="T20">Robotvezérlés megvalósítása WebAPI-n keresztül.<text:line-break/></text:span><text:span text:style-name="T2">□ </text:span><text:span text:style-name="T20">Egy intelligens donorkeresési rendszer a szervátültetések megkönnyítésére.<text:line-break/></text:span><text:span text:style-name="T2">□ </text:span><text:span text:style-name="T20">Kísérleti projekt egy új böngészőmotor létrehozására, amelyet Rust nyelven fejlesztenek, erősen párhuzamos végrehajtást támogat, a hardveres gyorsítás használata mellett, minimális energiafelhasználásra törekedve.</text:span></text:p>
      <text:p text:style-name="P12">Miket végezhetünk el a Firefox OS szimulátorral</text:p>
      <text:p text:style-name="P4"><text:span text:style-name="T3">□ </text:span><text:span text:style-name="T16">Alkalmazás fejlesztés és tesztelés.<text:line-break/></text:span><text:span text:style-name="T3">□ </text:span><text:span text:style-name="T16">Alkalmazás kipróbálása helyi vagy távoli környezetről, illetve az alkalmazás telepítése egy telefonra.<text:line-break/></text:span><text:span text:style-name="T3">□ </text:span><text:span text:style-name="T16">A szimulátorban csak az OS-t nézhetjük meg mint egy </text:span><text:span text:style-name="T17">demó</text:span><text:span text:style-name="T16">, semmi másra nem jó.<text:line-break/></text:span><text:span text:style-name="T3">□ </text:span><text:span text:style-name="T16">Az nem szimulátor hanem emulátor.</text:span></text:p>
      <text:p text:style-name="P16">Hány rétegből áll a Firefox OS rendszer szinten?</text:p>
      <text:p text:style-name="P7"><text:span text:style-name="T3">□ </text:span><text:span text:style-name="T4">4</text:span><text:span text:style-name="T3"><text:tab/>□ 2<text:tab/>□ 3<text:tab/>□ </text:span><text:span text:style-name="T4">7</text:span></text:p>
      <text:p text:style-name="P17">Mennyibe kerül egy fejlesztői licenc, amellyel új alkalmazásokat lehet létrehozni?</text:p>
      <text:p text:style-name="P8"><text:span text:style-name="T3">□ </text:span><text:span text:style-name="T6">99 dollár évente<text:line-break/></text:span><text:span text:style-name="T3">□ </text:span><text:span text:style-name="T6">ingyenes<text:line-break/></text:span><text:span text:style-name="T3">□ </text:span><text:span text:style-name="T6">ingyenes, de regisztrációt igényel<text:line-break/></text:span><text:span text:style-name="T3">□ </text:span><text:span text:style-name="T6">10 dollár alkalmazásonként</text:span></text:p>
      <text:p text:style-name="P17">Milyen formátumú a packaged app fájl?</text:p>
      <text:p text:style-name="P9"><text:span text:style-name="T3">□ </text:span><text:span text:style-name="T6">Open Web App formátumnak megfelelő fájlok ZIP fájlba csomagolva.<text:line-break/></text:span><text:span text:style-name="T3">□ </text:span><text:span text:style-name="T6">Programkönyvtár Linux rendszereken, azaz .so fájl.<text:line-break/></text:span><text:span text:style-name="T3">□ </text:span><text:span text:style-name="T7">Egy fájl Multipurpose Internet Mail Extensions (MIME) multipart message formátummal.<text:line-break/></text:span><text:span text:style-name="T3">□ </text:span><text:span text:style-name="T7">Az Androidról már ismerős APK fájlformátumú.</text:span></text:p>
      <text:p text:style-name="P18">Mi az a Rust?</text:p>
      <text:p text:style-name="P3"><text:span text:style-name="T16">□ </text:span>Magyar borvidék a Fertő-tó partjánál.<text:line-break/><text:span text:style-name="T16">□ </text:span>Egy <text:span text:style-name="T19">hatékony, biztonságos párhuzamos működésre tervezett nyelv.</text:span><text:line-break/><text:span text:style-name="T16">□ </text:span><text:span text:style-name="T19">Elosztott, nagy megbízhatóságú fájlrendszer, orosz programozók munkája. Innen származik a neve is: RUssian STorage.</text:span></text:p>
      <text:p text:style-name="P37"><text:span text:style-name="T21">Telepíthető-e más mobilplatformra, asztali gépre a Firefox OS-hez készült webapp?</text:span></text:p>
      <text:p text:style-name="P28"><text:span text:style-name="T16">□ </text:span><text:span text:style-name="T21">Nem<text:line-break/></text:span><text:span text:style-name="T16">□ </text:span><text:span text:style-name="T21">Csak Androidra és Windows Phone-ra<text:line-break/></text:span><text:span text:style-name="T16">□ </text:span><text:span text:style-name="T21">Csak asztali gépre<text:line-break/></text:span><text:span text:style-name="T16">□ </text:span><text:span text:style-name="T21">Asztali gépre és Androidra is</text:span></text:p>
      <text:p text:style-name="P42"><text:span text:style-name="T22">Mikor kezdődött a Firefox OS fejlesztése?</text:span></text:p>
      <text:p text:style-name="P33"><text:span text:style-name="T3">□ </text:span><text:span text:style-name="T8">2001</text:span><text:span text:style-name="T3"><text:tab/>□ </text:span><text:span text:style-name="T8">2011</text:span><text:span text:style-name="T3"><text:tab/>□ </text:span><text:span text:style-name="T8">2007</text:span><text:span text:style-name="T3"><text:tab/>□ </text:span><text:span text:style-name="T8">2012</text:span></text:p>
      <text:p text:style-name="P43"><text:soft-page-break/><text:span text:style-name="T9">Az ASM.js forráskódjának nyelve...:</text:span></text:p>
      <text:p text:style-name="P34"><text:span text:style-name="T3">□ </text:span><text:span text:style-name="T9">Assembly</text:span><text:span text:style-name="T3"><text:tab/>□ </text:span><text:span text:style-name="T9">Java</text:span><text:span text:style-name="T3"><text:tab/>□ </text:span><text:span text:style-name="T9">JavaScript</text:span><text:span text:style-name="T3"><text:tab/>□ </text:span><text:span text:style-name="T9">Rust</text:span></text:p>
      <text:p text:style-name="P38"><text:span text:style-name="T23">Lehetséges-e olyan alkalmazás készítése a Firefox OS-hez, amely off-line módon is működni képes?</text:span></text:p>
      <text:p text:style-name="P29"><text:span text:style-name="T16">□ </text:span><text:span text:style-name="T23">A telefon nem képes off-line módon működni, mert weboldalakat jelenít meg.<text:line-break/></text:span><text:span text:style-name="T16">□ </text:span><text:span text:style-name="T23">A HTML5 </text:span><text:span text:style-name="T24">A</text:span><text:span text:style-name="T23">pp</text:span><text:span text:style-name="T24">C</text:span><text:span text:style-name="T23">ache mechanizmusa segítségével készíthetők ilyen alkalmazások.<text:line-break/></text:span><text:span text:style-name="T16">□ </text:span><text:span text:style-name="T24">Amennyiben a szolgáltató hálózata támogatja, akkor igen, különben nem.</text:span></text:p>
      <text:p text:style-name="P39"><text:span text:style-name="T25">Hogyan hívják a felület leképzéséért, megjelenítéséért és a WebAPI kezeléséért felelős réteget a Firefox OS-ben?</text:span></text:p>
      <text:p text:style-name="P30"><text:span text:style-name="T16">□ </text:span><text:span text:style-name="T25">Gatto</text:span><text:span text:style-name="T16"><text:tab/>□ </text:span><text:span text:style-name="T25">Gina</text:span><text:span text:style-name="T16"><text:tab/>□ </text:span><text:span text:style-name="T25">Gecko</text:span><text:span text:style-name="T16"><text:tab/>□ </text:span><text:span text:style-name="T25">Gaia</text:span></text:p>
      <text:p text:style-name="P40"><text:span text:style-name="T26">Telepíthet-e a felhasználó </text:span><text:span text:style-name="T16">Certified </text:span><text:span text:style-name="T26">jogosultságú WebAppot telefonjára?</text:span></text:p>
      <text:p text:style-name="P31"><text:span text:style-name="T16">□ </text:span><text:span text:style-name="T26">Nem, ilyet csak a firmware előállítója rakhat bele a telefonra telepítendő rendszekép-fájlba.<text:line-break/></text:span><text:span text:style-name="T16">□ </text:span><text:span text:style-name="T26">Igen, de csak és kizárólag a Firefox Marketből.<text:line-break/></text:span><text:span text:style-name="T16">□ </text:span><text:span text:style-name="T26">Igen, bármilyen forrásból.</text:span></text:p>
      <text:p text:style-name="P41"><text:span text:style-name="T27">Mely gyártók készítenek Firefox OS-szel szerelt telefonokat?</text:span></text:p>
      <text:p text:style-name="P32"><text:span text:style-name="T16">□ </text:span><text:span text:style-name="T27">Samsung</text:span><text:span text:style-name="T16"><text:tab/>□ </text:span><text:span text:style-name="T27">Alcatel</text:span><text:span text:style-name="T16"><text:tab/>□ </text:span><text:span text:style-name="T27">Nokia</text:span><text:span text:style-name="T16"><text:tab/>□ </text:span><text:span text:style-name="T27">LG</text:span><text:span text:style-name="T25"><text:line-break/></text:span><text:span text:style-name="T16">□ </text:span><text:span text:style-name="T27">ZTE</text:span><text:span text:style-name="T16"><text:tab/>□ </text:span><text:span text:style-name="T27">Huawei</text:span><text:span text:style-name="T16"><text:tab/>□ </text:span><text:span text:style-name="T27">Sony</text:span><text:span text:style-name="T16"><text:tab/>□ </text:span><text:span text:style-name="T27">HTC<text:line-break/></text:span><text:span text:style-name="T16">□ </text:span><text:span text:style-name="T27">Geeksphone</text:span><text:span text:style-name="T16"><text:tab/>□ </text:span><text:span text:style-name="T27">Motorola</text:span><text:span text:style-name="T16"><text:tab/>□ </text:span><text:span text:style-name="T27">Lenovo</text:span><text:span text:style-name="T16"><text:tab/>□ </text:span><text:span text:style-name="T27">BlackBerry</text:span></text:p>
      <text:p text:style-name="P44"><text:span text:style-name="T28">Hogyan juthat hozzá egy alkalmazás a külső forrásból (Kamera, Galéria) származó képekhez Firefox OS alatt?</text:span></text:p>
      <text:p text:style-name="P35"><text:span text:style-name="T3">□ </text:span><text:span text:style-name="T28">Feliratkozva egy Web Activity-re, megadva a várt elem típusát.<text:line-break/></text:span><text:span text:style-name="T3">□ </text:span><text:span text:style-name="T10">A</text:span><text:span text:style-name="T28"> fájlrendszeren keresztül lehetséges a </text:span><text:span text:style-name="T29">külső elem beolvasása</text:span><text:span text:style-name="T28">.<text:line-break/></text:span><text:span text:style-name="T3">□ </text:span><text:span text:style-name="T28">A Kamera vagy a Galéria alkalmazás meghatározott DOM elemének másolásával.</text:span></text:p>
      <text:p text:style-name="Lehetőségek"><text:span text:style-name="T28"/></text:p>
      <text:p text:style-name="P26"/>
      <text:p text:style-name="P25"><text:span text:style-name="T14">Név:</text:span><text:tab/><text:tab/></text:p>
      <text:p text:style-name="P23"/>
      <text:p text:style-name="P23"><text:span text:style-name="T14">E-mail cím:</text:span><text:tab/><text:tab/></text:p>
      <text:p text:style-name="P24"/>
      <text:p text:style-name="P21"><text:span text:style-name="T13">□ </text:span><text:span text:style-name="T15">Szeretnék kérni e-mailben több információt, és hasznos linkeket arról, hogy miképpen vehetek részt a szabad szoftverek fejlesztésében, tesztelésében, dokumentálásában, népszerűsítésében.</text:span></text:p>
      <text:p text:style-name="P21"/>
      <text:p text:style-name="P21">Honnan hallottál a szabad szoftverekről: <text:tab/></text:p>
      <text:p text:style-name="P21">Mióta használsz Firefoxot: <text:tab/></text:p>
      <text:p text:style-name="P21">Mióta használsz Thunderbirdöt: <text:tab/></text:p>
      <text:p text:style-name="P22">Mióta használsz <text:span text:style-name="T12">LibreOffice-ot: <text:tab/></text:span></text:p>
      <text:p text:style-name="P20">Mi a véleményed a Firefoxról és a Firefox androidos verziójáról?</text:p>
      <text:p text:style-name="Lehetőségek"><text:line-break/><text:line-break/></text:p>
      <text:p text:style-name="Kérdések">Melyik Mozilla projektben vennél részt szívesen?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Mozillával kapcsolatos hírekről?</text:p>
      <text:p text:style-name="P2"><text:line-break/><text:line-break/><text:line-break/></text:p>
      <text:p text:style-name="P11">Ide rajzolhatsz valamit, ami a <text:span text:style-name="T11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Fejlesztői QUIZ</text:title><text:span text:style-name="MT1"><text:tab/><text:tab/></text:span>2013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3-11-08T17:01:34</dc:date>
    <dc:creator>kami </dc:creator>
    <meta:editing-duration>PT17H45M59S</meta:editing-duration>
    <meta:editing-cycles>217</meta:editing-cycles>
    <meta:generator>LibreOffice/4.0.4.2$Linux_X86_64 LibreOffice_project/400m0$Build-2</meta:generator>
    <dc:title>Fejlesztői QUIZ</dc:title>
    <meta:printed-by>kami </meta:printed-by>
    <meta:print-date>2011-07-13T12:19:27</meta:print-date>
    <meta:document-statistic meta:table-count="0" meta:image-count="0" meta:object-count="0" meta:page-count="4" meta:paragraph-count="64" meta:word-count="783" meta:character-count="5388" meta:non-whitespace-character-count="4641"/>
  </office:meta>
</office:document-meta>
</file>